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Adlam" svg:font-family="'Noto Sans Adlam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ed85" officeooo:paragraph-rsid="0010ed85"/>
    </style:style>
    <style:style style:name="P2" style:family="paragraph" style:parent-style-name="Standard">
      <style:paragraph-properties fo:text-align="center" style:justify-single-word="false"/>
      <style:text-properties style:font-name="Noto Sans Adlam" fo:font-size="10pt" officeooo:rsid="0010ed85" officeooo:paragraph-rsid="0010ed85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Noto Sans Adlam" fo:font-size="10pt" officeooo:rsid="0010ed85" officeooo:paragraph-rsid="0010ed85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Noto Sans Adlam" fo:font-size="10pt" officeooo:rsid="0010ed85" officeooo:paragraph-rsid="0010f514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Noto Sans Adlam" fo:font-size="12pt" officeooo:rsid="0010ed85" officeooo:paragraph-rsid="0010ed85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Noto Sans Adlam" fo:font-size="12pt" officeooo:rsid="0010ed85" officeooo:paragraph-rsid="0010ed85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Noto Sans Adlam" fo:font-size="13pt" fo:font-weight="bold" officeooo:rsid="0010f514" officeooo:paragraph-rsid="0010f514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text-line-through-style="none" style:text-line-through-type="none" style:font-name="Noto Sans Adlam" fo:font-size="12pt" style:text-underline-style="solid" style:text-underline-width="auto" style:text-underline-color="font-color" officeooo:rsid="0010ed85" officeooo:paragraph-rsid="0010f514" style:font-size-asian="12pt" style:font-size-complex="12pt"/>
    </style:style>
    <style:style style:name="P9" style:family="paragraph" style:parent-style-name="Standard">
      <style:paragraph-properties fo:text-align="center" style:justify-single-word="false" fo:break-before="page"/>
      <style:text-properties style:font-name="Noto Sans Adlam" fo:font-size="10pt" officeooo:rsid="0010ed85" officeooo:paragraph-rsid="0010ed85" style:font-size-asian="10pt" style:font-size-complex="10pt"/>
    </style:style>
    <style:style style:name="P10" style:family="paragraph" style:parent-style-name="Standard">
      <style:paragraph-properties fo:text-align="justify" style:justify-single-word="false" fo:break-before="page"/>
      <style:text-properties style:text-line-through-style="none" style:text-line-through-type="none" style:font-name="Noto Sans Adlam" fo:font-size="12pt" style:text-underline-style="solid" style:text-underline-width="auto" style:text-underline-color="font-color" officeooo:rsid="0010ed85" officeooo:paragraph-rsid="0010f514" style:font-size-asian="12pt" style:font-size-complex="12pt"/>
    </style:style>
    <style:style style:name="P11" style:family="paragraph" style:parent-style-name="Header">
      <style:text-properties officeooo:rsid="0010ed85" officeooo:paragraph-rsid="0010ed85"/>
    </style:style>
    <style:style style:name="P12" style:family="paragraph">
      <loext:graphic-properties draw:fill="none" draw:fill-color="#ffffff"/>
      <style:text-properties style:font-name="Noto Sans Adlam" fo:font-size="9pt" style:font-size-asian="9pt" style:font-size-complex="9pt"/>
    </style:style>
    <style:style style:name="P13" style:family="paragraph">
      <style:text-properties style:font-name="Noto Sans Adlam"/>
    </style:style>
    <style:style style:name="P14" style:family="paragraph">
      <loext:graphic-properties draw:fill="none" draw:fill-color="#ffffff"/>
      <style:text-properties style:font-name="Noto Sans Adlam" fo:font-size="9pt" fo:font-weight="normal" style:font-size-asian="9pt" style:font-weight-asian="normal" style:font-size-complex="9pt" style:font-weight-complex="normal"/>
    </style:style>
    <style:style style:name="P15" style:family="paragraph">
      <style:paragraph-properties fo:text-align="center"/>
      <style:text-properties style:font-name="Noto Sans Adlam" fo:font-weight="normal" style:font-weight-asian="normal" style:font-weight-complex="normal"/>
    </style:style>
    <style:style style:name="T1" style:family="text">
      <style:text-properties officeooo:rsid="0010f514"/>
    </style:style>
    <style:style style:name="T2" style:family="text">
      <style:text-properties style:font-name="Noto Sans Adlam" fo:font-size="9pt" style:font-size-asian="9pt" style:font-size-complex="9pt"/>
    </style:style>
    <style:style style:name="T3" style:family="text">
      <style:text-properties style:font-name="Noto Sans Adlam" fo:font-size="9pt" fo:font-weight="normal" style:font-size-asian="9pt" style:font-weight-asian="normal" style:font-size-complex="9pt" style:font-weight-complex="normal"/>
    </style:style>
    <style:style style:name="gr1" style:family="graphic">
      <style:graphic-properties draw:stroke="none" svg:stroke-color="#000000" draw:fill="none" draw:fill-color="#ffffff" fo:min-height="0.2634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5">Report</text:p>
      <text:p text:style-name="P2"/>
      <text:p text:style-name="P2"/>
      <text:p text:style-name="P2"/>
      <text:p text:style-name="P2"/>
      <text:p text:style-name="P7">Table of content:</text:p>
      <text:p text:style-name="P6">I/ <text:span text:style-name="T1">Genealogic tree: </text:span>Summury</text:p>
      <text:p text:style-name="P6">II/ Strategy</text:p>
      <text:p text:style-name="P6">III/ Architecture</text:p>
      <text:p text:style-name="P6">IV/ Data-Types</text:p>
      <text:p text:style-name="P6">V/ Algorithmes</text:p>
      <text:p text:style-name="P6">VI/ Tests</text:p>
      <text:p text:style-name="P6">VII/ Difficulties</text:p>
      <text:p text:style-name="P6">VIII/ What’s next ?</text:p>
      <text:p text:style-name="P6">IX/ Personal sumup</text:p>
      <text:p text:style-name="P3"/>
      <text:p text:style-name="P3"/>
      <text:p text:style-name="P3"/>
      <text:p text:style-name="P8"/>
      <text:p text:style-name="P10">I/ <text:span text:style-name="T1">Genealogic tree: </text:span>Summury</text:p>
      <text:p text:style-name="P8"/>
      <text:p text:style-name="P10">II/ Strategy</text:p>
      <text:p text:style-name="P8"/>
      <text:p text:style-name="P10">III/ Architecture</text:p>
      <text:p text:style-name="P8"/>
      <text:p text:style-name="P10">IV/ Data-Types</text:p>
      <text:p text:style-name="P8"/>
      <text:p text:style-name="P10">V/ Algorithmes</text:p>
      <text:p text:style-name="P8"/>
      <text:p text:style-name="P10">VI/ Tests</text:p>
      <text:p text:style-name="P8"/>
      <text:p text:style-name="P10">VII/ Difficulties</text:p>
      <text:p text:style-name="P8"/>
      <text:p text:style-name="P10">VIII/ What’s next ?</text:p>
      <text:p text:style-name="P8"/>
      <text:p text:style-name="P10">IX/ Personal sumup</text:p>
      <text:p text:style-name="P4"/>
      <text:p text:style-name="P3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Adlam" svg:font-family="'Noto Sans Adlam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0ed85" officeooo:paragraph-rsid="0010ed85"/>
    </style:style>
    <style:style style:name="MP2" style:family="paragraph">
      <style:text-properties style:font-name="Noto Sans Adlam"/>
    </style:style>
    <style:style style:name="MP3" style:family="paragraph">
      <loext:graphic-properties draw:fill="none" draw:fill-color="#ffffff"/>
      <style:text-properties style:font-name="Noto Sans Adlam" fo:font-size="9pt" style:font-size-asian="9pt" style:font-size-complex="9pt"/>
    </style:style>
    <style:style style:name="MP4" style:family="paragraph">
      <style:paragraph-properties fo:text-align="center"/>
      <style:text-properties style:font-name="Noto Sans Adlam" fo:font-weight="normal" style:font-weight-asian="normal" style:font-weight-complex="normal"/>
    </style:style>
    <style:style style:name="MP5" style:family="paragraph">
      <loext:graphic-properties draw:fill="none" draw:fill-color="#ffffff"/>
      <style:text-properties style:font-name="Noto Sans Adlam" fo:font-size="9pt" fo:font-weight="normal" style:font-size-asian="9pt" style:font-weight-asian="normal" style:font-size-complex="9pt" style:font-weight-complex="normal"/>
    </style:style>
    <style:style style:name="MT1" style:family="text">
      <style:text-properties style:font-name="Noto Sans Adlam" fo:font-size="9pt" style:font-size-asian="9pt" style:font-size-complex="9pt"/>
    </style:style>
    <style:style style:name="MT2" style:family="text">
      <style:text-properties style:font-name="Noto Sans Adlam" fo:font-size="9pt" fo:font-weight="normal" style:font-size-asian="9pt" style:font-weight-asian="normal" style:font-size-complex="9pt" style:font-weight-complex="normal"/>
    </style:style>
    <style:style style:name="Mgr1" style:family="graphic">
      <style:graphic-properties draw:stroke="none" svg:stroke-color="#000000" draw:fill="none" draw:fill-color="#ffffff" fo:min-height="0.2634in" style:run-through="fore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text:anchor-type="paragraph" draw:z-index="10" draw:name="Shape1" draw:style-name="Mgr1" draw:text-style-name="MP3" svg:width="1.1516in" svg:height="0.2634in" svg:x="0.1445in" svg:y="0.0134in"><draw:text-box><text:p text:style-name="MP2"><text:span text:style-name="MT1">TORTI Clément </text:span></text:p></draw:text-box></draw:frame><draw:frame text:anchor-type="paragraph" draw:z-index="21" draw:name="Shape1" draw:style-name="Mgr1" draw:text-style-name="MP3" svg:width="1.1516in" svg:height="0.2634in" svg:x="5.4957in" svg:y="0.0598in"><draw:text-box><text:p text:style-name="MP2"><text:span text:style-name="MT1">FISA enseeiht</text:span></text:p></draw:text-box></draw:frame><draw:frame text:anchor-type="paragraph" draw:z-index="32" draw:name="Shape1" draw:style-name="Mgr1" draw:text-style-name="MP5" svg:width="1.1516in" svg:height="0.2634in" svg:x="2.8201in" svg:y="0.0244in"><draw:text-box><text:p text:style-name="MP4"><text:span text:style-name="MT2">Genealogic tree</text:span></text:p></draw:text-box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3T10:49:03.157628410</meta:creation-date>
    <dc:date>2021-01-13T13:35:35.684403390</dc:date>
    <meta:editing-duration>PT2H24M42S</meta:editing-duration>
    <meta:editing-cycles>1</meta:editing-cycles>
    <meta:document-statistic meta:table-count="0" meta:image-count="0" meta:object-count="0" meta:page-count="11" meta:paragraph-count="20" meta:word-count="50" meta:character-count="317" meta:non-whitespace-character-count="287"/>
    <meta:generator>LibreOffice/6.0.7.3$Linux_X86_64 LibreOffice_project/00m0$Build-3</meta:generator>
  </office:meta>
</office:document-meta>
</file>